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style style:name="P41" style:family="paragraph" style:parent-style-name="Text_20_body" style:list-style-name="L3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 Chapter One - Missions</text:p>
      <text:h text:style-name="Heading_20_2" text:outline-level="2"><text:bookmark-start text:name="other-documents"/>Other Documents<text:bookmark-end text:name="other-documents"/></text:h>
      <text:p text:style-name="First_20_paragraph">This chapter builds towards a Matrix that could be included in a concluding chapter. https://docs.google.com/document/d/1DRgpgIUfq5XIktYy-lX4WlviUDnffNc0v8SOeLGgHho/edit Also the RQ questions which answered https://docs.google.com/document/d/1RZnznbR4HKrgL8VFfIqoCrCAJM0mf_sM8iEN4KCGeZ4/edit And the coding structure here<text:line-break/>https://docs.google.com/document/d/19PafC_w_7uObYL4v86IGeeFZTw2yKxjHfP_k85rHk_s/edit#</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p text:style-name="Text_20_body">While this piece of writing contains results, it also contains references to concepts and methodologies which will be included in other chapters in the final thesis. The following bullet pointed list gives an overview of an emerging chapter structure and contents.</text:p>
      <text:p text:style-name="Text_20_body"/>
      <text:p text:style-name="First_20_paragraph"><text:span text:style-name="T1">Comment:</text:span> More writing in this area is available online at - https://mickfuzz.github.io/phd4/thesis_chapters.html OR just create hyperlinks.</text:p>
      <text:h text:style-name="Heading_20_2" text:outline-level="2"><text:bookmark-start text:name="context-for-this-writing"/>Context for this writing<text:bookmark-end text:name="context-for-this-writing"/></text:h>
      <text:p text:style-name="First_20_paragraph">To help the reader understand the data in this chapter the following notes on methods/ methodology are included.</text:p>
      <text:list xml:id="list596349125" text:style-name="L18">
        <text:list-item>
          <text:p text:style-name="P21">The study uses mixed methods in methodology. Informed by analysis of journal diary, notes, video data and</text:p>
        </text:list-item>
        <text:list-item>
          <text:p text:style-name="P21">An evolving table of what data is used in what way to answer each RQ is coming but is not ready.</text:p>
        </text:list-item>
        <text:list-item>
          <text:p text:style-name="P21">The research design evolved as the game making program was underway based on feedback and reactions of the participants (supported precedent in design-based research)</text:p>
        </text:list-item>
        <text:list-item>
          <text:p text:style-name="P21">A long pilot course and development stage resulted in extensive support materials and activities which I have structured into a learning design called 3M (more below)</text:p>
        </text:list-item>
        <text:list-item>
          <text:p text:style-name="P21">A narrow data samples has been used for this study. This prioritises a greater depth of analysis on interactions over generalisation. This is justified in a section on data validity.<text:line-break/></text:p>
        </text:list-item>
        <text:list-item>
          <text:p text:style-name="P21">The concepts of resolving tensions within activity from Activity Theory are used in a previous chapter to explore the evolution of the designed</text:p>
        </text:list-item>
        <text:list-item>
          <text:p text:style-name="P21"><text:soft-page-break/>Rather than Engestroms AT framework (Subject, Object, Instruments, Rules, Community, Division of Labour) the results chapters use Rogoff’s 3 planes of analysis (Cultural, Interpersonal and Personal)</text:p>
        </text:list-item>
        <text:list-item>
          <text:p text:style-name="P21">A quick summary of how parts of the design address three planes <text:a xlink:type="simple" xlink:href="https://docs.google.com/document/d/1FIPn2dEB2aCKZi5z05j69cnHgpGNXFh1_SPV6h5l12g/edit?usp=sharing" text:style-name="Internet_20_link" text:visited-style-name="Visited_20_Internet_20_Link"><text:span text:style-name="Definition">is here</text:span></text:a></text:p>
        </text:list-item>
      </text:list>
      <text:h text:style-name="Heading_20_2" text:outline-level="2"><text:bookmark-start text:name="chapter-overview"/>Chapter overview<text:bookmark-end text:name="chapter-overview"/></text:h>
      <text:p text:style-name="First_20_paragraph">The working title of this chapter is Missions which aligns with a strand of the 3M game making pedagogical model developed in the course of this study.</text:p>
      <text:p text:style-name="Text_20_body">The purpose of this chapter is to explore how the data gathered informs thinking on two research questions of this study.</text:p>
      <text:list xml:id="list412063908" text:style-name="L19">
        <text:list-item>
          <text:p text:style-name="P22">How can game design patterns support the development of coding practices by novices?</text:p>
        </text:list-item>
        <text:list-item>
          <text:p text:style-name="P22">How can the experience of fostering community focused digital game making practices inform wider practice in this area?</text:p>
        </text:list-item>
      </text:list>
      <text:p text:style-name="First_20_paragraph">To do this, the chief analytical lens used in the chapter is that of interpersonal activity. Specifically in the form of guided participation in this game making community (Rogoff - explored previously).</text:p>
      <text:p text:style-name="Text_20_body">This section starts with a Vignette of parent child interaction in game making process. The vignette is used to introduce an overview of interpersonal interactions of that pair via analysis of video data. The activity of the focal pair is then compared to activity of other groupings and individuals.</text:p>
      <text:p text:style-name="Text_20_body">The chapter then focuses on the use of game design patterns (GDPs) by participants in these interactions and then in reference to wider cultural and personal planes of activity.</text:p>
      <text:p text:style-name="Text_20_body">The working definition of GDPs explored in the literature review and enhanced in the design chapter is augmented with analysis of specific examples of their use by participants in practice.</text:p>
      <text:h text:style-name="Heading_20_4" text:outline-level="4"><text:bookmark-start text:name="patterns-of-activity-in-vignette-a"/>Patterns of Activity in Vignette A<text:bookmark-end text:name="patterns-of-activity-in-vignette-a"/></text:h>
      <text:p text:style-name="First_20_paragraph">General observations on pair activity. I coded two sessions of this parent child pair in “some detail” (describe grades of detail in methodology chapter). The patterns of action between participants have been coded to allow analysis of the community and interpersonal dimensions of activity.</text:p>
      <text:p text:style-name="Text_20_body">The following observations have been made by comparing the codes on stages of design and types of participant interaction and accompanying transcribed fragments of conversation and notes.</text:p>
      <text:p text:style-name="Text_20_body">NOTE - This section may move to a (previous) chapter (provisionally structured around inclusive methods). As such observations are listed in bullet point in case a lot restructuring is needed.</text:p>
      <text:p text:style-name="P23">General Observations at all stages</text:p>
      <text:list xml:id="list2904566091" text:style-name="L20">
        <text:list-item>
          <text:p text:style-name="P24">This parent-child pair alternate between use of keyboard and mouse. Currently the parent takes the driving seat. (Their roles can be contrasted to pair programming).</text:p>
        </text:list-item>
        <text:list-item>
          <text:p text:style-name="P24"><text:soft-page-break/>When parent problem solving the child is sometimes physically inactive, looking into space, but then explores the space and/or engages in peripheral activity with other groups (cf Rogoff, observation as valid form of participation)</text:p>
        </text:list-item>
        <text:list-item>
          <text:p text:style-name="P24">When possible, the parent engages child to input the design activities. This is done at different levels at different design stages.</text:p>
        </text:list-item>
      </text:list>
      <text:p text:style-name="P2">Ask / Imagine</text:p>
      <text:list xml:id="list2169695496" text:style-name="L21">
        <text:list-item>
          <text:p text:style-name="P25">In early ask/imagine stages parent and child discuss storytelling, graphical and other aesthetic choices</text:p>
        </text:list-item>
      </text:list>
      <text:p text:style-name="P2">Plan</text:p>
      <text:list xml:id="list3241768799" text:style-name="L22">
        <text:list-item>
          <text:p text:style-name="P26">in planning stages the parent provides scaffolding to help the child.</text:p>
        </text:list-item>
        <text:list-item>
          <text:p text:style-name="P26">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P2">Create</text:p>
      <text:list xml:id="list656650691" text:style-name="L23">
        <text:list-item>
          <text:p text:style-name="P27">At certain points in the create stage the parent needs total concentration and is not able to respond effectively to requests of attention.</text:p>
        </text:list-item>
        <text:list-item>
          <text:p text:style-name="P27">At times the parent asked the child to seek help from facilitator.<text:line-break/></text:p>
        </text:list-item>
        <text:list-item>
          <text:p text:style-name="P27">At another time, when the child was bored waiting for parent debugging, she approached the facilitator to ask for help on behalf of the adult without prompting.</text:p>
        </text:list-item>
      </text:list>
      <text:p text:style-name="P2">Test</text:p>
      <text:list xml:id="list2091721289" text:style-name="L24">
        <text:list-item>
          <text:p text:style-name="P28">The parent cedes the keyboard and mouse and sometimes swaps chairs to allow child to play test the game created.</text:p>
        </text:list-item>
      </text:list>
      <text:p text:style-name="P2">Improve</text:p>
      <text:list xml:id="list733268911" text:style-name="L25">
        <text:list-item>
          <text:p text:style-name="P29">Parent navigates to a particular part of the code for child to alter design</text:p>
        </text:list-item>
        <text:list-item>
          <text:p text:style-name="P29">Child takes on challenge of making smaller changes</text:p>
        </text:list-item>
      </text:list>
      <text:p text:style-name="P2">Share</text:p>
      <text:list xml:id="list1760083690" text:style-name="L26">
        <text:list-item>
          <text:p text:style-name="P30">One of the most active times for the child allowing interaction to explain their game to others and to play the games of others.</text:p>
        </text:list-item>
      </text:list>
      <text:h text:style-name="Heading_20_4" text:outline-level="4"><text:bookmark-start text:name="representing-coded-the-patterns-of-activity-in-vignette-a"/>Representing Coded the Patterns of Activity in Vignette A<text:bookmark-end text:name="representing-coded-the-patterns-of-activity-in-vignette-a"/></text:h>
      <text:p text:style-name="First_20_paragraph">Background - the following coding structure was applicable.</text:p>
      <text:p text:style-name="Text_20_body">REPLACE THE FOLLOWING SCREENSHOT WITH A TABLE EXPLAINING CODING CATEGORIES</text:p>
      <text:p text:style-name="Text_20_body">I used Nvivo to give insight about the engagement of young participants by compare time on different tasks. For example for the session that the vignette was taken from the below is chart of the time on each of the codes.</text:p>
      <text:p text:style-name="Text_20_body">QUESTION. The coding structure (may) also allows to show the overlap between different code areas. This is useful to explore a question like the following:</text:p>
      <text:list xml:id="list1351262052" text:style-name="L27">
        <text:list-item>
          <text:p text:style-name="P31">During which design phase does parent-child pair interaction happen?</text:p>
        </text:list-item>
        <text:list-item>
          <text:p text:style-name="P31">What are the different patterns for participant interaction that happen when working on <text:soft-page-break/>different game elements.</text:p>
        </text:list-item>
      </text:list>
      <text:p text:style-name="First_20_paragraph">The first scenario is represented in a chart below.</text:p>
      <text:p text:style-name="Text_20_body">CHART</text:p>
      <text:p text:style-name="Text_20_body">The second scenario is represented by 4 charts one for each game element showing the duration spent by a diversity of participants.</text:p>
      <text:p text:style-name="Text_20_body">CHART</text:p>
      <text:h text:style-name="Heading_20_3" text:outline-level="3"><text:bookmark-start text:name="notes-on-division-of-labour"/>Notes on division of labour<text:bookmark-end text:name="notes-on-division-of-labour"/></text:h>
      <text:h text:style-name="Heading_20_3" text:outline-level="3"><text:bookmark-start text:name="notes-on-use-of-gdp"/>Notes on use of GDP<text:bookmark-end text:name="notes-on-use-of-gdp"/></text:h>
      <text:list xml:id="list2287280920" text:style-name="L28">
        <text:list-item>
          <text:p text:style-name="P32">Parent offers choices of direction of next GDP<text:line-break/></text:p>
        </text:list-item>
        <text:list-item>
          <text:p text:style-name="P32">The choice of a new GDP often involves new code to be added to the game or a significant change in code which needed debugging. Both these activities were beyond the ability of the child and the parent was not able to keep them engaged while solving the problem.</text:p>
        </text:list-item>
      </text:list>
      <text:p text:style-name="First_20_paragraph">To return the vignette, the gesture analysis (explained in a the methodology chapter) is valuable to shed light on the following exchange.</text:p>
      <text:p text:style-name="Text_20_body">The Key Door Person interchange where meaning was not clear before looking at video. In previous chapter on methodology we (will) have examined the coding scheme used to code specifics on interactions and participant behaviour and output.</text:p>
      <text:h text:style-name="Heading_20_3" text:outline-level="3"><text:bookmark-start text:name="comparing-the-activity-of-this-family-to-others."/>Comparing the activity of this family to others.<text:bookmark-end text:name="comparing-the-activity-of-this-family-to-others."/></text:h>
      <text:p text:style-name="First_20_paragraph">The activities of other families also included the Following</text:p>
      <text:list xml:id="list3516682952" text:style-name="L29">
        <text:list-item>
          <text:p text:style-name="P33">Parent peer testing of other games</text:p>
        </text:list-item>
        <text:list-item>
          <text:p text:style-name="P33">Feedback on aesthetics elements of game design</text:p>
        </text:list-item>
      </text:list>
      <text:p text:style-name="First_20_paragraph">We can compare this pairs pattern of activity with other pairs / families.</text:p>
      <text:list xml:id="list3135491193" text:style-name="L30">
        <text:list-item>
          <text:p text:style-name="P34">The parent here is much more commonly rooted to the computer than other parents.</text:p>
        </text:list-item>
        <text:list-item>
          <text:p text:style-name="P34">The parent had indicated that she considered herself a “planner” as a maker type which is confirmed by less social Interactions</text:p>
        </text:list-item>
        <text:list-item>
          <text:p text:style-name="P34">This grouping sometimes left early having completed more in code development than others but completed less social activities.</text:p>
        </text:list-item>
      </text:list>
      <text:h text:style-name="Heading_20_4" text:outline-level="4"><text:bookmark-start text:name="other-notes-on-patterns-of-activity"/>Other Notes on Patterns of Activity<text:bookmark-end text:name="other-notes-on-patterns-of-activity"/></text:h>
      <text:p text:style-name="First_20_paragraph">This also shows the importance of recording the whole room. Some participants will roam to take in the work of others, to socialise, to gain attention etc.</text:p>
      <text:p text:style-name="Text_20_body">It may be of value to compare the activity on a computer screen for one participant with a tracking of their behaviour via the 360 camera.</text:p>
      <text:h text:style-name="Heading_20_4" text:outline-level="4"><text:bookmark-start text:name="importance-of-game-design-patterns-in-vignette-a"/><text:soft-page-break/>Importance of Game Design Patterns in Vignette A<text:bookmark-end text:name="importance-of-game-design-patterns-in-vignette-a"/></text:h>
      <text:p text:style-name="First_20_paragraph">For both participants there is an explicit awareness of game making patterns and concept of the game as a dynamic system. Both seem to drive their work on the design and coding mechanics of the game.</text:p>
      <text:p text:style-name="Text_20_body">Game making patterns are outlined by both the child and parent. They talk of adding more levels, of the mechanic of keys and doors and then progressing to another level. The child takes delight in outlining this pattern of game progression. The transformation from the period of time when her parent was problem solving code is dramatic. I propose that a contributing factor to this motivation is the ability to replicate a familiar pattern of game play via her own work in construction. It is the ability to translate this home knowledge into her own artefact which gives a sense of mastery over an otherwise foreign environment.</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h text:style-name="Heading_20_2" text:outline-level="2"><text:bookmark-start text:name="findings-emerging-related-to-game-design-patterns"/>Findings Emerging related to Game Design Patterns<text:bookmark-end text:name="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xml:id="list1963958056" text:style-name="L31">
        <text:list-item>
          <text:p text:style-name="P35">How the GDP are sub activities goals in AT terminology.</text:p>
        </text:list-item>
        <text:list-item>
          <text:p text:style-name="P35">Thu, the game pattern goal rather than the overall making of a game, took up the majority of their focus.</text:p>
        </text:list-item>
        <text:list-item>
          <text:p text:style-name="P35">In playtesting with others the wider focus of making an engaging game comes into focus.</text:p>
        </text:list-item>
        <text:list-item>
          <text:p text:style-name="P35">The difference in goals in terminology</text:p>
        </text:list-item>
        <text:list-item>
          <text:p text:style-name="P35">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text:soft-page-break/>Cultural Plane / Apprenticeship<text:bookmark-end text:name="cultural-plane-apprenticeship"/></text:h>
      <text:list xml:id="list827880093" text:style-name="L32">
        <text:list-item>
          <text:p text:style-name="P36">Design patterns imagined used in other contexts as a form of apprenticeship</text:p>
        </text:list-item>
        <text:list-item>
          <text:p text:style-name="P36">Tools: Specifics on Code Playgrounds and Phaser and a Javascript framework</text:p>
        </text:list-item>
        <text:list-item>
          <text:p text:style-name="P36">the media literacy practices of transfer between tools - similar to other studies - see guided participation papers</text:p>
        </text:list-item>
      </text:list>
      <text:h text:style-name="Heading_20_2" text:outline-level="2"><text:bookmark-start text:name="interpersonal-plane-guided-apprenticeship"/>Interpersonal Plane (Guided Apprenticeship)<text:bookmark-end text:name="interpersonal-plane-guided-apprenticeship"/></text:h>
      <text:p text:style-name="First_20_paragraph">I will recap Rogoff’s take on guided apprenticeship and the features of the learning design which facilitate it.</text:p>
      <text:p text:style-name="Text_20_body">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red.</text:p>
      <text:p text:style-name="Text_20_body">The implementation of some GDP involved the use of different tools and activites. For example, the design of a graphical element suited some learners and they depended on the support of others to emplement those changes in code.</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chelle</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text:soft-page-break/>future activity.</text:p>
      <text:p text:style-name="Text_20_body">Online version as table - https://docs.google.com/document/d/1wLx8j9djYqJdZHwKJ09mmIDMYO7YqlMDhuHx2hiqpJI/edit</text:p>
      <text:p text:style-name="Text_20_body">really overwhelming. M: Yeah..? So…?</text:p>
      <text:p text:style-name="Text_20_body">Long pause</text:p>
      <text:p text:style-name="Text_20_body">M: Well I’ll have a look at the code and see if I can make sense of that.</text:p>
      <text:p text:style-name="Text_20_body">This example shows the use of a number of game design patterns. At this stage of the design they have been</text:p>
      <text:p text:style-name="Text_20_body">In addition, the child describes a feature that they want to see happen.</text:p>
      <text:p text:style-name="Text_20_body">There is a sense here that the child may be picking activities to fit their strong suit of designing in other gui based environments. Leaving the father to piece things togethers.</text:p>
      <text:p text:style-name="Text_20_body">Or perhaps the parent steers the child into graphical areas as they are able to continue without stressing out the parent. Thus this is a kind decision on behalf of the child. And the listing of features is a brainstorming technique designed to aid a creative process but the parent lacks the skills to map these out and to work together to priortises. Some kinds of support help this would be potentially productive.</text:p>
      <text:p text:style-name="Text_20_body">This interchange shows a tension between a more chaotic style of working jumping from one goal to another and potential resolution with parental dialogue prioritising work to be done. There is also the use of the game playing as an activity to do while discussing what to do.</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h text:style-name="Heading_20_4" text:outline-level="4"><text:bookmark-start text:name="gdps-and-personal-expression-cultural"/>GDPs and personal expression (cultural)<text:bookmark-end text:name="gdps-and-personal-expression-cultural"/></text:h>
      <text:p text:style-name="First_20_paragraph">Especially if part of the design allowed the expression of identity or a designed element - for example graphics, audio or a written entry.</text:p>
      <text:p text:style-name="Text_20_body">Graphics –&gt; cultural linking with home</text:p>
      <text:p text:style-name="Text_20_body">Example of dog background graphics in 2019-03-18-th_sh - The incorporation of the graphic was relatively quick and easy change to make the game but had a significant factor in the affect towards the game [erikssonUsingGameplayDesign2019;] - cultivativing a sense of ownsership - <text:soft-page-break/>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becomes an interpersonal aid through mediation?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3" text:outline-level="3"><text:bookmark-start text:name="gdps-to-support-iterative-design-practices"/><text:soft-page-break/>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ing from game making are examined closely in relation to particpants experience of GDPs.</text:p>
      <text:list xml:id="list1638335494" text:style-name="L33">
        <text:list-item>
          <text:p text:style-name="P37">quick summary of Rogoff’s take on personal appropriation compared to a transmission model of knowledge &amp; that participants re-contribute their experience of knowledge beck into the social mix</text:p>
        </text:list-item>
        <text:list-item>
          <text:p text:style-name="P37">e.g - GDPs used in this research program were mutually created based on feedback from participants</text:p>
        </text:list-item>
        <text:list-item>
          <text:p text:style-name="P37">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vs-ct-and-more-established-knowledge"/>Game Design Patterns vs CT and more established “knowledge”<text:bookmark-end text:name="game-design-patterns-vs-ct-and-more-established-knowledge"/></text:h>
      <text:p text:style-name="First_20_paragraph">My end design highlights game patterns as a starting point for user interest and to draw participants in to other elements of learning dimensions. More abstract dimensions like systems thinking, and more concrete like coding concepts.</text:p>
      <text:list xml:id="list2340543886" text:style-name="L34">
        <text:list-item>
          <text:p text:style-name="P38">Compare formal teaching of CT and CS with an approach based on a freer choice of patterns.</text:p>
        </text:list-item>
        <text:list-item>
          <text:p text:style-name="P38">Discuss the use of gdps as a gateway to other concepts as explored in CS in a more abstract, and more concrete direction <text:reference-mark-start text:name="ZOTERO_ITEM CSL_CITATION {&quot;schema&quot;:&quot;https://github.com/citation-style-language/schema/raw/master/csl-citation.json&quot;,&quot;citationItems&quot;:[{&quot;itemData&quot;:{&quot;language&quot;:&quot;en&quot;,&quot;DOI&quot;:&quot;10.1145/3311927.3323155&quot;,&quot;citation-key&quot;:&quot;eriksson_using_2019&quot;,&quot;issued&quot;:{&quot;date-parts&quot;:[[2019,6,12]]},&quot;URL&quot;:&quot;https://dl.acm.org/doi/10.1145/3311927.3323155&quot;,&quot;id&quot;:&quot;eriksson_using_2019&quot;,&quot;publisher-place&quot;:&quot;Boise ID USA&quot;,&quot;title&quot;:&quot;Using Gameplay Design Patterns with Children in the Redesign of a Collaborative Co-located Game&quot;,&quot;event-place&quot;:&quot;Boise ID USA&quot;,&quot;publisher&quot;:&quot;ACM&quot;,&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page&quot;:&quot;15-25&quot;,&quot;ISBN&quot;:&quot;978-1-4503-6690-8&quot;,&quot;accessed&quot;:{&quot;date-parts&quot;:[[2022,8,9]]},&quot;type&quot;:&quot;paper-conference&quot;,&quot;source&quot;:&quot;DOI.org (Crossref)&quot;},&quot;id&quot;:8543,&quot;uri&quot;:[&quot;http://zotero.org/users/1913249/items/YJKSC8LM&quot;],&quot;suffix&quot;:&quot;&quot;,&quot;prefix&quot;:&quot;&quot;,&quot;uris&quot;:[&quot;http://zotero.org/users/1913249/items/YJKSC8LM&quot;]}],&quot;properties&quot;:{&quot;noteIndex&quot;:0,&quot;formattedCitation&quot;:&quot;[@eriksson_using_2019]&quot;},&quot;citationID&quot;:&quot;kuuxfith&quot;} RNDomqjnyxqsd"/>&lt;Do Zotero Refresh: [@eriksson_using_2019]&gt;<text:reference-mark-end text:name="ZOTERO_ITEM CSL_CITATION {&quot;schema&quot;:&quot;https://github.com/citation-style-language/schema/raw/master/csl-citation.json&quot;,&quot;citationItems&quot;:[{&quot;itemData&quot;:{&quot;language&quot;:&quot;en&quot;,&quot;DOI&quot;:&quot;10.1145/3311927.3323155&quot;,&quot;citation-key&quot;:&quot;eriksson_using_2019&quot;,&quot;issued&quot;:{&quot;date-parts&quot;:[[2019,6,12]]},&quot;URL&quot;:&quot;https://dl.acm.org/doi/10.1145/3311927.3323155&quot;,&quot;id&quot;:&quot;eriksson_using_2019&quot;,&quot;publisher-place&quot;:&quot;Boise ID USA&quot;,&quot;title&quot;:&quot;Using Gameplay Design Patterns with Children in the Redesign of a Collaborative Co-located Game&quot;,&quot;event-place&quot;:&quot;Boise ID USA&quot;,&quot;publisher&quot;:&quot;ACM&quot;,&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page&quot;:&quot;15-25&quot;,&quot;ISBN&quot;:&quot;978-1-4503-6690-8&quot;,&quot;accessed&quot;:{&quot;date-parts&quot;:[[2022,8,9]]},&quot;type&quot;:&quot;paper-conference&quot;,&quot;source&quot;:&quot;DOI.org (Crossref)&quot;},&quot;id&quot;:8543,&quot;uri&quot;:[&quot;http://zotero.org/users/1913249/items/YJKSC8LM&quot;],&quot;suffix&quot;:&quot;&quot;,&quot;prefix&quot;:&quot;&quot;,&quot;uris&quot;:[&quot;http://zotero.org/users/1913249/items/YJKSC8LM&quot;]}],&quot;properties&quot;:{&quot;noteIndex&quot;:0,&quot;formattedCitation&quot;:&quot;[@eriksson_using_2019]&quot;},&quot;citationID&quot;:&quot;kuuxfith&quot;} RNDomqjnyxqsd"/> .</text:p>
        </text:list-item>
        <text:list-item>
          <text:p text:style-name="P38">Leading with GDP as a way to explore other Learning Dimensions </text:p>
        </text:list-item>
        <text:list-item>
          <text:p text:style-name="P38">Discussion - The use of GDPs hits a sweet spot as a “middle” level construct, (see Eriksson and Bjork)</text:p>
        </text:list-item>
        <text:list-item>
          <text:p text:style-name="P38"><text:soft-page-break/>Discussion - Rising to the concrete - as a key AT concept - how does this fit?</text:p>
        </text:list-item>
        <text:list-item>
          <text:p text:style-name="P38">Make Code cards which contained links to game design patterns and the different component concepts</text:p>
        </text:list-item>
        <text:list-item>
          <text:p text:style-name="P38">(see Eriksson and Bjork)</text:p>
        </text:list-item>
        <text:list-item>
          <text:p text:style-name="P38">Draw on material and critique in chapter on semantic profiles / waves.</text:p>
        </text:list-item>
      </text:list>
      <text:h text:style-name="Heading_20_3" text:outline-level="3"><text:bookmark-start text:name="discussion-on-umc-and-primm-in-relation-to-use-of-game-design-patterns-include-or-next-chapter"/>Discussion on UMC and PRIMM in relation to use of Game Design Patterns? INCLUDE OR NEXT CHAPTER?<text:bookmark-end text:name="discussion-on-umc-and-primm-in-relation-to-use-of-game-design-patterns-include-or-next-chapter"/></text:h>
      <text:list xml:id="list2207112041" text:style-name="L35">
        <text:list-item>
          <text:p text:style-name="P39">UMC - should be covered in the Remix part of the design</text:p>
        </text:list-item>
        <text:list-item>
          <text:p text:style-name="P39">PRIMM - stage based - more prescriptive - probably suits next chapter.</text:p>
        </text:list-item>
      </text:list>
      <text:h text:style-name="Heading_20_2" text:outline-level="2"><text:bookmark-start text:name="incorporating-findings-into-a-pedagogical-model-for-participants"/>Incorporating findings into a pedagogical model for participants<text:bookmark-end text:name="incorporating-findings-into-a-pedagogical-model-for-participants"/></text:h>
      <text:p text:style-name="First_20_paragraph">Note: I’m not yet sure how much of the 3M model will be described in the “Results-Design” chapter. A short recap here seems appropriate.</text:p>
      <text:p text:style-name="Text_20_body">As previously discussed, the process of developing the learning design happened in tandem with the data gathering. The model was guided by reflection and feedback from ongoing game making sessions. The following sections shift perspective slightly from a research perspective which seeks to inform research in the area of collaborative game making to an academic audience to a framing which will be accessible to practitioners and participants as well.</text:p>
      <text:p text:style-name="Text_20_body">Note: To do this some areas of context are outlined which may end up in the opening chapters.</text:p>
      <text:h text:style-name="Heading_20_3" text:outline-level="3"><text:bookmark-start text:name="presenting-gdp-to-participants-as-missions"/>Presenting GDP to participants as “Missions”<text:bookmark-end text:name="presenting-gdp-to-participants-as-missions"/></text:h>
      <text:p text:style-name="First_20_paragraph">Many commercial open world games offer a central challenge consisting of small incremental missions and then optional side missions. Open world games increase user choice and thus give players a greater feeling of agency.</text:p>
      <text:p text:style-name="Text_20_body">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Note: TO ADD - The purpose of mirroring a game experience is to create a playful environment - perhaps already covered in previous chapter</text:p>
      <text:p text:style-name="Text_20_body">CONTEXT PROBABLY COVERED IN LITERATURE REVIEW: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text:soft-page-break/>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CONTEXT PROBABLY COVERED IN RESULTS-DESIGN CHAPTER: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schema&quot;:&quot;https://github.com/citation-style-language/schema/raw/master/csl-citation.json&quot;,&quot;citationItems&quot;:[{&quot;itemData&quot;:{&quot;volume&quot;:&quot;2&quot;,&quot;DOI&quot;:&quot;10.1145/1929887.1929902&quot;,&quot;container-title&quot;:&quot;ACM Inroads&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ype&quot;:&quot;article-journal&quot;,&quot;title&quot;:&quot;Computational thinking for youth in practice&quot;,&quot;id&quot;:&quot;lee_computational_2011&quot;,&quot;source&quot;:&quot;ACM Digital Library&quot;,&quot;page&quot;:&quot;32–37&quot;,&quot;issued&quot;:{&quot;date-parts&quot;:[[2011,2]]},&quot;accessed&quot;:{&quot;date-parts&quot;:[[2018,9,15]]},&quot;issue&quot;:&quot;1&quot;,&quot;citation-key&quot;:&quot;lee_computational_2011&quot;},&quot;id&quot;:2918,&quot;uri&quot;:[&quot;http://zotero.org/users/1913249/items/M2JH9UT3&quot;],&quot;suffix&quot;:&quot;&quot;,&quot;prefix&quot;:&quot;&quot;,&quot;uris&quot;:[&quot;http://zotero.org/users/1913249/items/M2JH9UT3&quot;]}],&quot;properties&quot;:{&quot;noteIndex&quot;:0,&quot;formattedCitation&quot;:&quot;[@lee_computational_2011]&quot;},&quot;citationID&quot;:&quot;pagduekd&quot;} RNDczfnvphqnm"/>&lt;Do Zotero Refresh: [@lee_computational_2011]&gt;<text:reference-mark-end text:name="ZOTERO_ITEM CSL_CITATION {&quot;schema&quot;:&quot;https://github.com/citation-style-language/schema/raw/master/csl-citation.json&quot;,&quot;citationItems&quot;:[{&quot;itemData&quot;:{&quot;volume&quot;:&quot;2&quot;,&quot;DOI&quot;:&quot;10.1145/1929887.1929902&quot;,&quot;container-title&quot;:&quot;ACM Inroads&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ype&quot;:&quot;article-journal&quot;,&quot;title&quot;:&quot;Computational thinking for youth in practice&quot;,&quot;id&quot;:&quot;lee_computational_2011&quot;,&quot;source&quot;:&quot;ACM Digital Library&quot;,&quot;page&quot;:&quot;32–37&quot;,&quot;issued&quot;:{&quot;date-parts&quot;:[[2011,2]]},&quot;accessed&quot;:{&quot;date-parts&quot;:[[2018,9,15]]},&quot;issue&quot;:&quot;1&quot;,&quot;citation-key&quot;:&quot;lee_computational_2011&quot;},&quot;id&quot;:2918,&quot;uri&quot;:[&quot;http://zotero.org/users/1913249/items/M2JH9UT3&quot;],&quot;suffix&quot;:&quot;&quot;,&quot;prefix&quot;:&quot;&quot;,&quot;uris&quot;:[&quot;http://zotero.org/users/1913249/items/M2JH9UT3&quot;]}],&quot;properties&quot;:{&quot;noteIndex&quot;:0,&quot;formattedCitation&quot;:&quot;[@lee_computational_2011]&quot;},&quot;citationID&quot;:&quot;pagduekd&quot;} RNDczfnvphqnm"/>.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2606952333" text:style-name="L36">
        <text:list-item>
          <text:p text:style-name="P40"><text:span text:style-name="T1">Name of Game Design Pattern:</text:span> Jumping on Enemies to Zap them</text:p>
        </text:list-item>
        <text:list-item>
          <text:p text:style-name="P40"><text:span text:style-name="T1">Type Pattern:</text:span> Game Mechanic</text:p>
        </text:list-item>
        <text:list-item>
          <text:p text:style-name="P40"><text:span text:style-name="T1">Description:</text:span> If the player is descending from a jump when they touch the enemy the player is zapped and in this case disappears.</text:p>
        </text:list-item>
        <text:list-item>
          <text:p text:style-name="P40"><text:span text:style-name="T1">Need for Pattern:</text:span> Enemies create challenge and being able to jump on an enemy is a good way of clearing the area you want to explore.</text:p>
        </text:list-item>
        <text:list-item>
          <text:p text:style-name="P40"><text:span text:style-name="T1">Coding Concepts involved:</text:span> Arrays[^8], Change Listener[^9]</text:p>
        </text:list-item>
        <text:list-item>
          <text:p text:style-name="P40"><text:span text:style-name="T1">Links to other Computing Patterns:</text:span> Systems Dynamics[^10]</text:p>
        </text:list-item>
        <text:list-item>
          <text:p text:style-name="P40"><text:span text:style-name="T1">Related Game Patterns:</text:span> You’ll need to have added the <text:span text:style-name="T1">Add Enemies</text:span> pattern to your game before you can add this one.</text:p>
        </text:list-item>
      </text:list>
      <text:p text:style-name="First_20_paragraph"><text:soft-page-break/>PRINTED CARD TEXT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h text:style-name="Heading_20_2" text:outline-level="2"><text:bookmark-start text:name="additional-chapter-discussion"/>Additional Chapter Discussion<text:bookmark-end text:name="additional-chapter-discussion"/></text:h>
      <text:h text:style-name="Heading_20_3" text:outline-level="3"><text:bookmark-start text:name="discussing-game-design-patterns-as-a-tool-to-expose-and-give-participants-a-language-to-discuss-tensions"/>Discussing Game design patterns as a tool to expose and give participants a language to discuss tensions<text:bookmark-end text:name="discussing-game-design-patterns-as-a-tool-to-expose-and-give-participants-a-language-to-discuss-tension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esign-patterns-as-a-middle-level-construct-to-open-door-to-more-concrete-and-abstract"/>Design patterns as a “middle level” construct to open door to more concrete and abstract<text:bookmark-end text:name="design-patterns-as-a-middle-level-construct-to-open-door-to-more-concrete-and-abstract"/></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text:soft-page-break/>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xml:id="list1085461851" text:style-name="L37">
        <text:list-item>
          <text:p text:style-name="P41">Use of levels as a array which is parsed by a loop to create layout</text:p>
        </text:list-item>
        <text:list-item>
          <text:p text:style-name="P41">Other examples.</text:p>
        </text:list-item>
      </text:list>
      <text:h text:style-name="Heading_20_2" text:outline-level="2"><text:bookmark-start text:name="disregarded-or-next-steps-data"/>Disregarded or Next Steps Data<text:bookmark-end text:name="disregarded-or-next-steps-data"/></text:h>
      <text:p text:style-name="First_20_paragraph">We can also compare the patterns and also the frequency of these interactions with a future session later in the year. COULD DO BUT SIDELINE FOR NOW - ADD TO NEXT STAGES?</text:p>
      <text:section text:style-name="Sect1" text:name=" ZOTERO_BIBL {&quot;uncited&quot;:[],&quot;omitted&quot;:[],&quot;custom&quot;:[]} CSL_BIBLIOGRAPHY RNDzhunukxhjv">
        <text:p text:style-name="Standard">&lt;Bibliography: Do Zotero Refresh&g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Finding Chapter One - Missions</dc:title>
    <dc:description/>
    <dc:subject/>
    <meta:keyword/>
    <meta:initial-creator/>
    <dc:creator>Mick Chesterman</dc:creator>
    <meta:creation-date>2022-11-11T11:42:33Z</meta:creation-date>
    <dc:date>2022-11-11T12:29:30.518772588</dc:date>
    <meta:editing-duration>PT2M32S</meta:editing-duration>
    <meta:editing-cycles>2</meta:editing-cycles>
    <meta:document-statistic meta:table-count="0" meta:image-count="0" meta:object-count="0" meta:page-count="13" meta:paragraph-count="212" meta:word-count="4862" meta:character-count="29704" meta:non-whitespace-character-count="25111"/>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